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Brodtekst">
      <style:text-properties fo:language="nb" fo:country="NO"/>
    </style:style>
    <style:style style:name="P3" style:family="paragraph" style:parent-style-name="Brodtekst">
      <style:text-properties fo:language="nb" fo:country="NO" officeooo:rsid="000dfd55" officeooo:paragraph-rsid="000dfd55"/>
    </style:style>
    <style:style style:name="P4" style:family="paragraph" style:parent-style-name="_32_DUO_5f_Overskrift" style:master-page-name="First_20_Page">
      <style:paragraph-properties style:page-number="1"/>
      <style:text-properties fo:language="nb" fo:country="NO"/>
    </style:style>
    <style:style style:name="P5" style:family="paragraph" style:parent-style-name="Brodtekst">
      <style:text-properties fo:language="nb" fo:country="NO"/>
    </style:style>
    <style:style style:name="P6" style:family="paragraph" style:parent-style-name="Brodtekst">
      <style:text-properties fo:language="nb" fo:country="NO" officeooo:paragraph-rsid="000f30d4"/>
    </style:style>
    <style:style style:name="T1" style:family="text">
      <style:text-properties fo:font-style="italic" officeooo:rsid="0021c14c" style:font-style-asian="italic" style:font-style-complex="italic"/>
    </style:style>
    <style:style style:name="T2" style:family="text">
      <style:text-properties fo:font-style="normal" officeooo:rsid="0021c14c" style:font-style-asian="normal" style:font-style-complex="normal"/>
    </style:style>
    <style:style style:name="T3" style:family="text">
      <style:text-properties fo:font-style="normal" officeooo:rsid="000f30d4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0f30d4"/>
    </style:style>
    <style:style style:name="T6" style:family="text">
      <style:text-properties fo:language="nb" fo:country="NO" fo:font-style="normal" officeooo:rsid="0024142c" style:font-style-asian="normal" style:font-style-complex="normal"/>
    </style:style>
    <style:style style:name="T7" style:family="text">
      <style:text-properties fo:language="nb" fo:country="NO" fo:font-style="normal" officeooo:rsid="000fe68a" style:font-style-asian="normal" style:font-style-complex="normal"/>
    </style:style>
    <style:style style:name="T8" style:family="text">
      <style:text-properties officeooo:rsid="002414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Oppsummering og diskusjon</text:h>
      <text:p text:style-name="P2"/>
      <text:p text:style-name="P6"><text:span text:style-name="T5">&gt;Visma Flyt, der </text:span><text:span text:style-name="T1">flyt</text:span><text:span text:style-name="T2"> representerte evnen til å passe på seg selv. Disiplin i skolen var et eksempel på Foucauldiansk makt. </text:span><text:span text:style-name="T3">Samtidig betyr dette også at interesseringen gjøres ikke gjennom stabilisering, slik som i en klassisk Latouriansk ANT. Jeg observerte eksempler på kvalkulasjon og ikke-kvalkulasjon i klasserommet. Handlingsrommet til læreren var nettopp evnen til å gjøre dette skillet. Det var altså et handlingsrom som var ko-modifisert med PC.</text:span></text:p>
      <text:p text:style-name="P2"/>
      <text:p text:style-name="P3">Abstraktgjøringen av data typene må både forståes som en form for økonomisering i skolen, og <text:span text:style-name="T4">det samme som</text:span> dynamisk og/eller semiotisk computing i LA kontekst.</text:p>
      <text:p text:style-name="Brodtekst"/>
      <text:p text:style-name="Brodtekst"><text:span text:style-name="T8">historier om ‘gode’ ressurser: </text:span><text:span text:style-name="T6">Historer på den måten at de forteller om hva som funker(t) når. </text:span><text:span text:style-name="T7">&gt;Med slik en bruk av Suchmann sin ’teori’ kan LA forståes som et varslingssystem som forteller når noe ikke fungerer slik at utviger (eller muligens lærer) kan forandre det. </text:span></text:p>
      <text:p text:style-name="Brodtekst"/>
      <text:p text:style-name="Brodtekst"/>
      <text:p text:style-name="P2"/>
      <text:p text:style-name="P2"/>
      <text:p text:style-name="P2"/>
      <text:p text:style-name="P2">Sekvensering av såkalt ’long short-term memory’ gir verdi til mønstre og samskapte livslang læring og den digitale læringsidentiteten som utvikler seg i relasjon til KI. </text:p>
      <text:p text:style-name="P2"/>
      <text:p text:style-name="P2">Jeg så likevel at skapelsen av læringsprofiler var gjort i møte med en økonomisk realitet i forlagsbransjen, og at LA er kritisert for å advare om hvem som ikke pugger godt nok. Når <text:soft-page-break/>den slags overvåkning ikke gjøres i skolene så er heller elevenes meninger gitt verdier da disse også er anonyme. </text:p>
      <text:p text:style-name="P2"/>
      <text:p text:style-name="P2">Hvordan man skal ta vare på elevenes personlige læringsopplevelser er kontroversielt, og det forsøkes å gjøres igjennom teknologi. </text:p>
      <text:p text:style-name="P2"/>
      <text:p text:style-name="P2">Den lærende organisasjonen skal holde mulighetene åpne. Dette betyr at lærerne skal være ’med’ elevene i søkene og tilnærme seg teknologien som en prosess. Powerpoint brukte å bli forstått som en prosess der elever presenterte sine meninger, men denne assosiasjonen ble kontroversiell.</text:p>
      <text:p text:style-name="P2"><text:bookmark text:name="_Toc333304540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_31_DUO_5f_Overskrift" style:display-name="1DUO_Overskrift" style:family="paragraph" style:parent-style-name="Standard" style:default-outline-level="1" style:list-style-name="">
      <style:paragraph-properties fo:margin-left="0in" fo:margin-right="0in" fo:text-indent="0in" style:auto-text-indent="false" fo:break-before="page"/>
      <style:text-properties style:font-name="Arial" fo:font-family="Arial" style:font-family-generic="roman" style:font-pitch="variable" fo:font-size="24pt" fo:language="en" fo:country="US" fo:font-weight="bold" style:font-size-asian="24pt" style:font-weight-asian="bold" style:font-size-complex="24pt"/>
    </style:style>
    <style:style style:name="Brodtekst" style:family="paragraph" style:parent-style-name="Standard" style:default-outline-level="">
      <style:paragraph-properties fo:margin-top="0in" fo:margin-bottom="0.1665in" loext:contextual-spacing="false" fo:line-height="150%"/>
      <style:text-properties fo:language="en" fo:country="US"/>
    </style:style>
    <style:style style:name="_32_DUO_5f_Overskrift" style:display-name="2DUO_Overskrift" style:family="paragraph" style:parent-style-name="Standard" style:next-style-name="Brodtekst" style:default-outline-level="2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8pt" fo:language="en" fo:country="US" fo:font-weight="bold" style:font-size-asian="18pt" style:font-weight-asian="bold" style:font-size-complex="18pt"/>
    </style:style>
    <style:style style:name="_33_DUO_5f_Overskrift" style:display-name="3DUO_Overskrift" style:family="paragraph" style:parent-style-name="Standard" style:next-style-name="Brodtekst" style:default-outline-level="3" style:list-style-name="">
      <style:paragraph-properties fo:margin-left="0in" fo:margin-right="0in" fo:margin-top="0.3335in" fo:margin-bottom="0.139in" loext:contextual-spacing="false" fo:text-indent="0in" style:auto-text-indent="false"/>
      <style:text-properties style:font-name="Arial" fo:font-family="Arial" style:font-family-generic="roman" style:font-pitch="variable" fo:font-size="14pt" fo:language="en" fo:country="US" fo:font-weight="bold" style:font-size-asian="14pt" style:font-weight-asian="bold" style:font-size-complex="14pt"/>
    </style:style>
    <style:style style:name="_34_DUO_5f_Overskrift" style:display-name="4DUO_Overskrift" style:family="paragraph" style:parent-style-name="Standard" style:next-style-name="Brodtekst" style:default-outline-level="">
      <style:paragraph-properties fo:margin-top="0.3335in" fo:margin-bottom="0.139in" loext:contextual-spacing="false"/>
      <style:text-properties style:font-name="Arial" fo:font-family="Arial" style:font-family-generic="roman" style:font-pitch="variable" fo:language="en" fo:country="US"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Uten_20_nr._20_DUO" style:display-name="Uten nr. DUO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Uten_20_nr._20_etter_20_kap1" style:display-name="Uten nr. etter kap1" style:family="paragraph" style:parent-style-name="Standard" style:next-style-name="Brodtekst" style:default-outline-level="1" style:list-style-name="">
      <style:paragraph-properties fo:break-before="page"/>
      <style:text-properties fo:font-size="24pt" fo:font-weight="bold" style:font-size-asian="24pt" style:font-weight-asian="bold" style:font-size-complex="24pt"/>
    </style:style>
    <style:style style:name="Sitat" style:family="paragraph" style:parent-style-name="Standard" style:next-style-name="Brodtekst" style:default-outline-level="">
      <style:paragraph-properties fo:margin-left="0in" fo:margin-right="0in" fo:text-indent="0.4917in" style:auto-text-indent="false"/>
      <style:text-properties fo:font-style="italic" style:font-style-asian="italic"/>
    </style:style>
    <style:style style:name="Figur" style:family="paragraph" style:parent-style-name="Standard" style:next-style-name="Brodtekst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" style:display-name="Forside - 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" style:display-name="Forside - Undertittel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" style:display-name="Forside - Forfatter og oppgave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" style:display-name="Forside - dato" style:family="paragraph" style:parent-style-name="Standard" style:next-style-name="Brodtekst" style:default-outline-level="">
      <style:paragraph-properties fo:margin-left="0.3937in" fo:margin-right="0.3937in" fo:margin-top="0in" fo:margin-bottom="0in" loext:contextual-spacing="false" fo:line-height="100%" fo:text-indent="0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_31_DUO_5f_Overskrift_20_Char" style:display-name="1DUO_Overskrift Char" style:family="text" style:parent-style-name="Default_20_Paragraph_20_Font">
      <style:text-properties style:font-name="Arial" fo:font-family="Arial" style:font-family-generic="roman" style:font-pitch="variable" fo:font-size="24pt" fo:language="en" fo:country="US" fo:font-weight="bold" style:font-size-asian="24pt" style:font-weight-asian="bold" style:font-size-complex="24pt"/>
    </style:style>
    <style:style style:name="Brodtekst_20_Char" style:display-name="Brodteks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size-asian="12pt"/>
    </style:style>
    <style:style style:name="_32_DUO_5f_Overskrift_20_Char" style:display-name="2DUO_Overskrift Ch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size-asian="18pt" style:font-weight-asian="bold" style:font-size-complex="18pt"/>
    </style:style>
    <style:style style:name="_33_DUO_5f_Overskrift_20_Char" style:display-name="3DUO_Overskrift Char" style:family="text" style:parent-style-name="Default_20_Paragraph_20_Font">
      <style:text-properties style:font-name="Arial" fo:font-family="Arial" style:font-family-generic="roman" style:font-pitch="variable" fo:font-size="14pt" fo:language="en" fo:country="US" fo:font-weight="bold" style:font-size-asian="14pt" style:font-weight-asian="bold" style:font-size-complex="14pt"/>
    </style:style>
    <style:style style:name="_34_DUO_5f_Overskrift_20_Char" style:display-name="4DUO_Overskrift Ch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size-asian="12pt" style:font-weight-asian="bold"/>
    </style:style>
    <style:style style:name="Uten_20_nr._20_DUO_20_Char" style:display-name="Uten nr. DUO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Uten_20_nr._20_etter_20_kap1_20_Char" style:display-name="Uten nr. etter kap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size-asian="24pt" style:font-weight-asian="bold" style:font-size-complex="24pt"/>
    </style:style>
    <style:style style:name="Sitat_20_Char" style:display-name="Sitat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Figur_20_Char" style:display-name="Figur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rside_20_-_20_Tittel_20_Char" style:display-name="Forside - Tittel Char" style:family="text" style:parent-style-name="Default_20_Paragraph_20_Font">
      <style:text-properties style:font-name="Arial" fo:font-family="Arial" style:font-family-generic="roman" style:font-pitch="variable" fo:font-size="24pt" style:font-size-asian="24pt" style:font-name-complex="Arial1" style:font-family-complex="Arial" style:font-family-generic-complex="system" style:font-pitch-complex="variable" style:font-size-complex="24pt"/>
    </style:style>
    <style:style style:name="Forside_20_-_20_Undertittel_20_Char" style:display-name="Forside - Undertittel Char" style:family="text" style:parent-style-name="Default_20_Paragraph_20_Font"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/>
    </style:style>
    <style:style style:name="Forside_20_-_20_Forfatter_20_og_20_oppgave_20_Char" style:display-name="Forside - Forfatter og oppgave Char" style:family="text" style:parent-style-name="Default_20_Paragraph_20_Font"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Forside_20_-_20_dato_20_Char" style:display-name="Forside - dat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6pt"/>
    </style:style>
    <style:style style:name="ListLabel_20_1" style:display-name="ListLabel 1" style:family="text">
      <style:text-properties fo:language="nb" fo:country="NO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1.1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4957in"/>
        </style:list-level-properties>
      </text:list-level-style-number>
      <text:list-level-style-number text:level="3" style:num-prefix="1.1." style:num-format="1">
        <style:list-level-properties text:list-level-position-and-space-mode="label-alignment">
          <style:list-level-label-alignment text:label-followed-by="listtab" fo:margin-left="0.7437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9917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239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1.487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1.7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1.98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2.2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suffix=".1" style:num-format="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suffix=".1.1" style:num-format="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prefix="1." style:num-format="1">
        <style:list-level-properties text:list-level-position-and-space-mode="label-alignment">
          <style:list-level-label-alignment text:label-followed-by="listtab" fo:text-indent="-0.25in" fo:margin-left="0.7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248in" fo:margin-left="0.248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0.24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I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1.1028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.1028in" fo:margin-bottom="0.4925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  <text:p text:style-name="Footer"/>
      </style:footer>
      <style:footer-left>
        <text:p text:style-name="Footer"><text:page-number text:select-page="current">II</text:page-number></text:p>
        <text:p text:style-name="Footer"/>
      </style:footer-left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text:page-number text:select-page="current"/></text:p>
        <text:p text:style-name="Footer"/>
      </style:footer>
      <style:footer-left>
        <text:p text:style-name="Footer"><text:page-number text:select-page="current"/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de Ruben Nilsen</meta:initial-creator>
    <meta:editing-cycles>6</meta:editing-cycles>
    <meta:print-date>2009-03-06T08:41:00</meta:print-date>
    <meta:creation-date>2012-08-21T07:27:00</meta:creation-date>
    <dc:date>2018-10-16T14:13:47.611640636</dc:date>
    <meta:editing-duration>P1DT1H55M42S</meta:editing-duration>
    <meta:generator>LibreOffice/6.0.6.2$Linux_X86_64 LibreOffice_project/00m0$Build-2</meta:generator>
    <meta:document-statistic meta:table-count="0" meta:image-count="0" meta:object-count="0" meta:page-count="2" meta:paragraph-count="12" meta:word-count="282" meta:character-count="1794" meta:non-whitespace-character-count="1520"/>
    <meta:user-defined meta:name="AppVersion">14.0000</meta:user-defined>
    <meta:user-defined meta:name="Company">Universitetet i Oslo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882A100.dotm" xlink:href=""/>
  </office:meta>
</office:document-meta>
</file>